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6.478cm" fo:wrap-option="no-wrap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8" style:family="graphic" style:parent-style-name="standard">
      <style:graphic-properties draw:stroke="none" draw:fill="none" fo:min-height="11.952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21" style:family="graphic" style:parent-style-name="standard">
      <style:graphic-properties draw:stroke="none" draw:fill="none" fo:min-height="11.827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Monaco1" fo:font-size="16pt" style:font-name-asian="Monaco1" style:font-size-asian="16pt" style:font-name-complex="Monaco1" style:font-size-complex="16pt"/>
    </style:style>
    <style:style style:name="T9" style:family="text">
      <style:text-properties style:font-name="Monaco" fo:font-size="16pt" style:font-name-asian="Monaco1" style:font-size-asian="16pt" style:font-name-complex="Monaco1" style:font-size-complex="16pt"/>
    </style:style>
    <style:style style:name="T10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2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style:font-name="Monaco1" fo:font-size="9pt" style:font-name-asian="Monaco1" style:font-size-asian="9pt" style:font-name-complex="Monaco1" style:font-size-complex="9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8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9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0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21" style:family="text">
      <style:text-properties style:font-name="Monaco1" fo:font-size="12pt" style:font-name-asian="Monaco1" style:font-size-asian="12pt" style:font-name-complex="Monaco1" style:font-size-complex="12pt"/>
    </style:style>
    <style:style style:name="T22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3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4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PHP Analysis 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Chris Mulder, Mike Parks, Ioana Rucareanu, Apil Tamang, Ruud van der Weijde, 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6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7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rascal&gt;</text:span><text:span text:style-name="T9">loc wpload = </text:span></text:p>
            <text:p><text:span text:style-name="T10">|project</text:span><text:span text:style-name="T11">://</text:span><text:span text:style-name="T10">rascal-course-pldi-2015/data/systems/WordPress/</text:span></text:p>
            <text:p><text:span text:style-name="T10"><text:tab/></text:span><text:span text:style-name="T10">wordpress-4.2.2/wp-load.php|</text:span><text:span text:style-name="T9">;</text:span></text:p>
            <text:p text:style-name="P6"><text:span text:style-name="T8">Loc: ...</text:span></text:p>
            <text:p><text:span text:style-name="T8"/></text:p>
            <text:p><text:span text:style-name="T8">rascal&gt;import </text:span><text:span text:style-name="T12">lang::php::ast::AbstractSyntax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ast::System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util::Utils;</text:span></text:p>
            <text:p text:style-name="P6"><text:span text:style-name="T8">ok</text:span></text:p>
            <text:p><text:span text:style-name="T13"/></text:p>
            <text:p><text:span text:style-name="T8">rascal&gt;Script s = </text:span><text:span text:style-name="T14">loadPHPFile(wpload, fals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7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7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7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5">Script: script([</text:span></text:p>
            <text:p text:style-name="P6"><text:span text:style-name="T15"><text:s text:c="4"/></text:span><text:span text:style-name="T15">exprstmt(call(</text:span></text:p>
            <text:p text:style-name="P6"><text:span text:style-name="T15"><text:s text:c="8"/></text:span><text:span text:style-name="T15">name(name("define")),</text:span></text:p>
            <text:p text:style-name="P6"><text:span text:style-name="T15"><text:s text:c="8"/></text:span><text:span text:style-name="T15">[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scalar(string("ABSPATH")),</text:span></text:p>
            <text:p text:style-name="P6"><text:span text:style-name="T15"><text:s text:c="12"/></text:span><text:span text:style-name="T15">false),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binaryOperation(</text:span></text:p>
            <text:p text:style-name="P6"><text:span text:style-name="T15"><text:s text:c="14"/></text:span><text:span text:style-name="T15">call(</text:span></text:p>
            <text:p text:style-name="P6"><text:span text:style-name="T15"><text:s text:c="16"/></text:span><text:span text:style-name="T15">name(name("dirname")),</text:span></text:p>
            <text:p text:style-name="P6"><text:span text:style-name="T15"><text:s text:c="16"/></text:span><text:span text:style-name="T15">[actualParameter(</text:span></text:p>
            <text:p text:style-name="P6"><text:span text:style-name="T15"><text:s text:c="20"/></text:span><text:span text:style-name="T15">scalar(fileConstant()[</text:span></text:p>
            <text:p text:style-name="P6"><text:span text:style-name="T15"><text:s text:c="24"/></text:span><text:span text:style-name="T15">@actualValue="/Projects/rascal-course-pldi-2015/data/systems/WordPress/wordpress-4.2.2/wp-load.php"</text:span></text:p>
            <text:p text:style-name="P6"><text:span text:style-name="T15"><text:s text:c="22"/></text:span><text:span text:style-name="T15">]),</text:span></text:p>
            <text:p text:style-name="P6"><text:span text:style-name="T15"><text:s text:c="20"/></text:span><text:span text:style-name="T15">false)]),</text:span></text:p>
            <text:p text:style-name="P6"><text:span text:style-name="T15"><text:s text:c="14"/></text:span><text:span text:style-name="T15">scalar(string("/")),</text:span></text:p>
            <text:p text:style-name="P6"><text:span text:style-name="T15"><text:s text:c="14"/></text:span><text:span text:style-name="T15">concat()),</text:span></text:p>
            <text:p text:style-name="P6"><text:span text:style-name="T15"><text:s text:c="12"/></text:span><text:span text:style-name="T15">false)</text:span></text:p>
            <text:p text:style-name="P6"><text:span text:style-name="T15"><text:s text:c="8"/></text:span><text:span text:style-name="T15">])),</text:span></text:p>
            <text:p text:style-name="P6"><text:span text:style-name="T15">...</text:span></text:p>
          </draw:text-box>
        </draw:frame>
        <draw:g xml:id="id5" draw:id="id5">
          <draw:custom-shape draw:style-name="gr8" draw:text-style-name="P9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2" draw:id="id2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3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Script s = </text:span><text:span text:style-name="T14">loadPHPFile(wpload, </text:span><text:span text:style-name="T19">true</text:span><text:span text:style-name="T14">, false);</text:span></text:p>
          </draw:text-box>
        </draw:frame>
        <draw:custom-shape draw:style-name="gr12" draw:text-style-name="P5" draw:layer="layout" svg:width="11.3cm" svg:height="0.803cm" svg:x="14.486cm" svg:y="12.139cm">
          <text:p text:style-name="P4"><text:span text:style-name="T7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5">Script: script([</text:span></text:p>
            <text:p text:style-name="P6"><text:span text:style-name="T15"><text:s text:c="4"/></text:span><text:span text:style-name="T15">exprstmt(call(</text:span></text:p>
            <text:p text:style-name="P6"><text:span text:style-name="T15"><text:s text:c="8"/></text:span><text:span text:style-name="T15">name(name("define")[</text:span></text:p>
            <text:p text:style-name="P6"><text:span text:style-name="T15"><text:s text:c="12"/></text:span><text:span text:style-name="T20">@at=|project://rascal-course-pldi-2015/data/systems/WordPress/wordpress-4.2.2/wp-load.php|(617,6,&lt;22,0&gt;,&lt;22,0&gt;)</text:span></text:p>
            <text:p text:style-name="P6"><text:span text:style-name="T15"><text:s text:c="10"/></text:span><text:span text:style-name="T15">]),</text:span></text:p>
            <text:p text:style-name="P6"><text:span text:style-name="T15"><text:s text:c="8"/></text:span><text:span text:style-name="T15">[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scalar(string("ABSPATH"))[</text:span></text:p>
            <text:p text:style-name="P6"><text:span text:style-name="T15"><text:s text:c="14"/></text:span><text:span text:style-name="T15">@at=|project://rascal-course-pldi-2015/data/systems/WordPress/wordpress-4.2.2/wp-load.php|(625,9,&lt;22,0&gt;,&lt;22,0&gt;)</text:span></text:p>
            <text:p text:style-name="P6"><text:span text:style-name="T15"><text:s text:c="12"/></text:span><text:span text:style-name="T15">],</text:span></text:p>
            <text:p text:style-name="P6"><text:span text:style-name="T15"><text:s text:c="12"/></text:span><text:span text:style-name="T15">false)[</text:span></text:p>
            <text:p text:style-name="P6"><text:span text:style-name="T15"><text:s text:c="12"/></text:span><text:span text:style-name="T15">@at=|project://rascal-course-pldi-2015/data/systems/WordPress/wordpress-4.2.2/wp-load.php|(625,9,&lt;22,0&gt;,&lt;22,0&gt;)</text:span></text:p>
            <text:p text:style-name="P6"><text:span text:style-name="T15"><text:s text:c="10"/></text:span><text:span text:style-name="T15">],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binaryOperation(</text:span></text:p>
            <text:p text:style-name="P6"><text:span text:style-name="T15"><text:s text:c="14"/></text:span><text:span text:style-name="T15">call(</text:span></text:p>
            <text:p text:style-name="P6"><text:span text:style-name="T15"><text:s text:c="16"/></text:span><text:span text:style-name="T15">name(name("dirname")[</text:span></text:p>
            <text:p text:style-name="P6"><text:span text:style-name="T15"><text:s text:c="20"/></text:span><text:span text:style-name="T15">@at=|project://rascal-course-pldi-2015/data/systems/WordPress/wordpress-4.2.2/wp-load.php|(636,7,&lt;22,0&gt;,&lt;22,0&gt;)</text:span></text:p>
            <text:p text:style-name="P6"><text:span text:style-name="T15"><text:s text:c="18"/></text:span><text:span text:style-name="T15">]),</text:span></text:p>
            <text:p text:style-name="P6"><text:span text:style-name="T15"><text:s text:c="16"/></text:span><text:span text:style-name="T15">[actualParameter(</text:span></text:p>
            <text:p text:style-name="P6"><text:span text:style-name="T15"><text:s text:c="20"/></text:span><text:span text:style-name="T15">scalar(fileConstant()[</text:span></text:p>
            <text:p text:style-name="P6"><text:span text:style-name="T15"><text:s text:c="24"/></text:span><text:span text:style-name="T15">@actualValue="/data/systems/WordPress/wordpress-4.2.2/wp-load.php"</text:span></text:p>
            <text:p text:style-name="P6"><text:span text:style-name="T15"><text:s text:c="22"/></text:span><text:span text:style-name="T15">])[</text:span></text:p>
            <text:p text:style-name="P6"><text:span text:style-name="T15">...</text:span></text:p>
            <text:p text:style-name="P6"><text:span text:style-name="T15"><text:s text:c="3"/></text:span></text:p>
          </draw:text-box>
        </draw:frame>
        <draw:g xml:id="id6" draw:id="id6">
          <draw:custom-shape draw:style-name="gr8" draw:text-style-name="P9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4" draw:id="id4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3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import util::ValueUI;</text:span></text:p>
            <text:p text:style-name="P6"><text:span text:style-name="T8">ok</text:span></text:p>
            <text:p><text:span text:style-name="T8">rascal&gt;text(s);</text:span></text:p>
            <text:p text:style-name="P6"><text:span text:style-name="T8">ok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0.519cm" svg:height="1.441cm" svg:x="1.927cm" svg:y="14.211cm">
          <text:p text:style-name="P4"><text:span text:style-name="T7">Note: This requires the same libraries </text:span></text:p>
          <text:p text:style-name="P4"><text:span text:style-name="T7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16.977cm" svg:height="0.803cm" svg:x="10.448cm" svg:y="3.727cm">
          <text:p text:style-name="P4"><text:span text:style-name="T7">Select the root of the system (WordPress 4.2.2)</text:span></text:p>
          <draw:enhanced-geometry svg:viewBox="0 0 21600 21600" draw:glue-points="10800 0 0 10800 10800 21600 21600 10800 ?f40 ?f41" draw:text-areas="0 0 21600 21600" draw:type="rectangular-callout" draw:modifiers="2543.19707857227 58674.6268656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6.224cm" svg:height="9.314cm" svg:x="0.708cm" svg:y="5.364cm">
          <draw:text-box>
            <text:p text:style-name="P6"><text:span text:style-name="T8">rascal&gt;loc wp422 = </text:span></text:p>
            <text:p><text:span text:style-name="T12">|project://rascal-course-pldi-2015/data/systems/WordPress/wordpress-4.2.2</text:span><text:span text:style-name="T14">|;</text:span></text:p>
            <text:p text:style-name="P6"><text:span text:style-name="T8">Loc: </text:span><text:span text:style-name="T12">...</text:span></text:p>
            <text:p text:style-name="P6"><text:span text:style-name="T8"/></text:p>
            <text:p><text:span text:style-name="T8">rascal&gt;System wp = </text:span><text:span text:style-name="T14">loadPHPFiles(wp422);</text:span></text:p>
          </draw:text-box>
        </draw:frame>
        <draw:custom-shape draw:style-name="gr17" draw:text-style-name="P5" draw:layer="layout" svg:width="9.716cm" svg:height="1.455cm" svg:x="16.925cm" svg:y="12.115cm">
          <text:p text:style-name="P4"><text:span text:style-name="T7">Creates a map from file/script </text:span><text:span text:style-name="T7"><text:line-break/></text:span><text:span text:style-name="T7">locations to 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26.224cm" svg:height="12.202cm" svg:x="0.708cm" svg:y="5.364cm">
          <draw:text-box>
            <text:p text:style-name="P6"><text:span text:style-name="T8">rascal&gt;System wp = loadWordPress();</text:span></text:p>
            <text:p text:style-name="P6"><text:span text:style-name="T8"/></text:p>
            <text:p text:style-name="P6"><text:span text:style-name="T8">System: (</text:span></text:p>
            <text:p text:style-name="P6"><text:span text:style-name="T8"><text:s text:c="2"/></text:span><text:span text:style-name="T8">|project://rascal-course-pldi-2015/data/systems/WordPress/wordpress-4.2.2/wp-admin/includes/ajax-actions.php|:script([</text:span></text:p>
            <text:p text:style-name="P6"><text:span text:style-name="T8"><text:s text:c="6"/></text:span><text:span text:style-name="T8">function(</text:span></text:p>
            <text:p text:style-name="P6"><text:span text:style-name="T8"><text:s text:c="8"/></text:span><text:span text:style-name="T8">"wp_ajax_nopriv_heartbeat",</text:span></text:p>
            <text:p text:style-name="P6"><text:span text:style-name="T8"><text:s text:c="8"/></text:span><text:span text:style-name="T8">false,</text:span></text:p>
            <text:p text:style-name="P6"><text:span text:style-name="T8"><text:s text:c="8"/></text:span><text:span text:style-name="T8">[],</text:span></text:p>
            <text:p text:style-name="P6"><text:span text:style-name="T8"><text:s text:c="8"/></text:span><text:span text:style-name="T8">[</text:span></text:p>
            <text:p text:style-name="P6"><text:span text:style-name="T8"><text:s text:c="10"/></text:span><text:span text:style-name="T8">exprstmt(assign(</text:span></text:p>
            <text:p text:style-name="P6"><text:span text:style-name="T8"><text:s text:c="14"/></text:span><text:span text:style-name="T8">var(name(name("response")))[</text:span></text:p>
            <text:p text:style-name="P6"><text:span text:style-name="T8"><text:s text:c="16"/></text:span><text:span text:style-name="T8">@at=|project://rascal-course-pldi-2015/data/systems/WordPress/wordpress-4.2.2/wp-admin/includes/ajax-actions.php|(320,9,&lt;22,0&gt;,&lt;22,0&gt;)</text:span></text:p>
            <text:p text:style-name="P6"><text:span text:style-name="T8"><text:s text:c="14"/></text:span><text:span text:style-name="T8">],</text:span></text:p>
            <text:p text:style-name="P6"><text:span text:style-name="T8"><text:s text:c="14"/></text:span><text:span text:style-name="T8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152cm" svg:height="0.803cm" svg:x="12.03cm" svg:y="3.394cm">
          <text:p text:style-name="P4"><text:span text:style-name="T7">“</text:span><text:span text:style-name="T7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admin/includes/theme-install.php|(4738,19,&lt;143,0&gt;,&lt;143,0&gt;),call(</text:span></text:p>
            <text:p text:style-name="P6"><text:span text:style-name="T21"><text:s text:c="4"/></text:span><text:span text:style-name="T21">name(name("__"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38,2,&lt;143,0&gt;,&lt;143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actualParameter(</text:span></text:p>
            <text:p text:style-name="P6"><text:span text:style-name="T21"><text:s text:c="8"/></text:span><text:span text:style-name="T21">scalar(string("Install Now"))[</text:span></text:p>
            <text:p text:style-name="P6"><text:span text:style-name="T21"><text:s text:c="10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6"/></text:span><text:span text:style-name="T21">]])[</text:span></text:p>
            <text:p text:style-name="P6"><text:span text:style-name="T21"><text:s text:c="4"/></text:span><text:span text:style-name="T21">@at=|project://rascal-course-pldi-2015/data/systems/WordPress/wordpress-4.2.2/wp-admin/includes/theme-install.php|(4738,19,&lt;143,0&gt;,&lt;143,0&gt;)</text:span></text:p>
            <text:p text:style-name="P6"><text:span text:style-name="T21"><text:s text:c="2"/></text:span><text:span text:style-name="T21">]&gt;,</text:span></text:p>
            <text:p text:style-name="P6"><text:span text:style-name="T2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0.666cm" svg:y="3.644cm">
          <text:p text:style-name="P4"><text:span text:style-name="T7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admin/includes/theme-install.php|(4738,19,&lt;143,0&gt;,&lt;143,0&gt;),call(</text:span></text:p>
            <text:p text:style-name="P6"><text:span text:style-name="T21"><text:s text:c="4"/></text:span><text:span text:style-name="T21">name(name("__"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38,2,&lt;143,0&gt;,&lt;143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actualParameter(</text:span></text:p>
            <text:p text:style-name="P6"><text:span text:style-name="T21"><text:s text:c="8"/></text:span><text:span text:style-name="T21">scalar(string("Install Now"))[</text:span></text:p>
            <text:p text:style-name="P6"><text:span text:style-name="T21"><text:s text:c="10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6"/></text:span><text:span text:style-name="T21">]])[</text:span></text:p>
            <text:p text:style-name="P6"><text:span text:style-name="T21"><text:s text:c="4"/></text:span><text:span text:style-name="T21">@at=|project://rascal-course-pldi-2015/data/systems/WordPress/wordpress-4.2.2/wp-admin/includes/theme-install.php|(4738,19,&lt;143,0&gt;,&lt;143,0&gt;)</text:span></text:p>
            <text:p text:style-name="P6"><text:span text:style-name="T21"><text:s text:c="2"/></text:span><text:span text:style-name="T21">]&gt;,</text:span></text:p>
            <text:p text:style-name="P6"><text:span text:style-name="T21">...</text:span></text:p>
          </draw:text-box>
        </draw:frame>
        <draw:custom-shape draw:style-name="gr4" draw:text-style-name="P5" draw:layer="layout" svg:width="11.9cm" svg:height="0.803cm" svg:x="15.567cm" svg:y="10.453cm">
          <text:p text:style-name="P4"><text:span text:style-name="T7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2">__( 'Install Now' )</text:span></text:p>
            <text:p text:style-name="P6"><text:span text:style-name="T8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3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7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7" draw:layer="layout" svg:width="25.251cm" svg:height="12.78cm" svg:x="1.681cm" svg:y="5.364cm">
          <draw:text-box>
            <text:p><text:span text:style-name="T8">rascal&gt;allCalls = { &lt; c@at, c &gt; | </text:span><text:span text:style-name="T24">/</text:span><text:span text:style-name="T8">c</text:span><text:span text:style-name="T24">:</text:span><text:span text:style-name="T8">call</text:span><text:span text:style-name="T24">(</text:span><text:span text:style-name="T8">name</text:span><text:span text:style-name="T24">(</text:span><text:span text:style-name="T8">name</text:span><text:span text:style-name="T24">(</text:span><text:span text:style-name="T8">fn</text:span><text:span text:style-name="T24">)),</text:span><text:span text:style-name="T8">_</text:span><text:span text:style-name="T24">)</text:span><text:span text:style-name="T8"> </text:span><text:span text:style-name="T24">:=</text:span><text:span text:style-name="T8"> wp422</text:span><text:span text:style-name="T24">,</text:span><text:span text:style-name="T8"> </text:span></text:p>
            <text:p><text:span text:style-name="T22"><text:s text:c="34"/></text:span><text:span text:style-name="T24">/</text:span><text:span text:style-name="T8">mysql</text:span><text:span text:style-name="T24">/</text:span><text:span text:style-name="T8"> </text:span><text:span text:style-name="T24">:=</text:span><text:span text:style-name="T8"> fn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includes/wp-db.php|(44032,33,&lt;1742,0&gt;,&lt;1742,0&gt;),call(</text:span></text:p>
            <text:p text:style-name="P6"><text:span text:style-name="T21"><text:s text:c="4"/></text:span><text:span text:style-name="T21">name(name("mysql_query")[</text:span></text:p>
            <text:p text:style-name="P6"><text:span text:style-name="T21"><text:s text:c="8"/></text:span><text:span text:style-name="T21">@at=|project://rascal-course-pldi-2015/data/systems/WordPress/wordpress-4.2.2/wp-includes/wp-db.php|(44032,11,&lt;1742,0&gt;,&lt;1742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</text:span></text:p>
            <text:p text:style-name="P6"><text:span text:style-name="T21"><text:s text:c="6"/></text:span><text:span text:style-name="T21">actualParameter(</text:span></text:p>
            <text:p text:style-name="P6"><text:span text:style-name="T21"><text:s text:c="8"/></text:span><text:span text:style-name="T21">var(name(name("query")))[</text:span></text:p>
            <text:p text:style-name="P6"><text:span text:style-name="T21"><text:s text:c="10"/></text:span><text:span text:style-name="T21">@at=|project://rascal-course-pldi-2015/data/systems/WordPress/wordpress-4.2.2/wp-includes/wp-db.php|(44045,6,&lt;1742,0&gt;,&lt;1742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</text:span></text:p>
            <text:p text:style-name="P6"><text:span text:style-name="T21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7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2">mysql_query( $query, $this-&gt;dbh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3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7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7" draw:layer="layout" svg:width="25.251cm" svg:height="12.78cm" svg:x="1.681cm" svg:y="5.364cm">
          <draw:text-box>
            <text:p><text:span text:style-name="T8">rascal&gt;thisCalls = { &lt; c@at, c &gt; | 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c:methodCall(var(name(name("this"))),_,_) := s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includes/class-wp-customize-manager.php|(18920,30,&lt;743,0&gt;,&lt;743,0&gt;),methodCall(</text:span></text:p>
            <text:p text:style-name="P6"><text:span text:style-name="T21"><text:s text:c="4"/></text:span><text:span text:style-name="T21">var(name(name("this")))[</text:span></text:p>
            <text:p text:style-name="P6"><text:span text:style-name="T21"><text:s text:c="6"/></text:span><text:span text:style-name="T21">@at=|project://rascal-course-pldi-2015/data/systems/WordPress/wordpress-4.2.2/wp-includes/class-wp-customize-manager.php|(18920,5,&lt;743,0&gt;,&lt;743,0&gt;)</text:span></text:p>
            <text:p text:style-name="P6"><text:span text:style-name="T21"><text:s text:c="4"/></text:span><text:span text:style-name="T21">],</text:span></text:p>
            <text:p text:style-name="P6"><text:span text:style-name="T21"><text:s text:c="4"/></text:span><text:span text:style-name="T21">name(name("stop_previewing_theme")),</text:span></text:p>
            <text:p text:style-name="P6"><text:span text:style-name="T21"><text:s text:c="4"/></text:span><text:span text:style-name="T21">[])[</text:span></text:p>
            <text:p text:style-name="P6"><text:span text:style-name="T21"><text:s text:c="4"/></text:span><text:span text:style-name="T21">@at=|project://rascal-course-pldi-2015/data/systems/WordPress/wordpress-4.2.2/wp-includes/class-wp-customize-manager.php|(18920,30,&lt;743,0&gt;,&lt;743,0&gt;)</text:span></text:p>
            <text:p text:style-name="P6"><text:span text:style-name="T21"><text:s text:c="2"/></text:span><text:span text:style-name="T21">]&gt;,</text:span></text:p>
            <text:p text:style-name="P6"><text:span text:style-name="T21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7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2">$this-&gt;stop_previewing_them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two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dynamic invocations calls a method versus which calls a function? In which cases is analysis needed to determin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varar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Strategy: find function declarations, see if these functions are called ins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8H27M28S</meta:editing-duration>
    <meta:editing-cycles>343</meta:editing-cycles>
    <dc:date>2015-06-12T10:34:36.229929000</dc:date>
    <meta:generator>LibreOffice/4.4.1.2$MacOSX_X86_64 LibreOffice_project/45e2de17089c24a1fa810c8f975a7171ba4cd432</meta:generator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